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2bdf" officeooo:paragraph-rsid="00052bdf"/>
    </style:style>
    <style:style style:name="P2" style:family="paragraph" style:parent-style-name="Standard">
      <style:text-properties officeooo:rsid="00052bdf" officeooo:paragraph-rsid="001b59e9"/>
    </style:style>
    <style:style style:name="P3" style:family="paragraph" style:parent-style-name="Standard">
      <style:text-properties officeooo:rsid="00052bdf" officeooo:paragraph-rsid="0023502c"/>
    </style:style>
    <style:style style:name="P4" style:family="paragraph" style:parent-style-name="Standard">
      <style:text-properties officeooo:rsid="000a556d" officeooo:paragraph-rsid="000a556d"/>
    </style:style>
    <style:style style:name="P5" style:family="paragraph" style:parent-style-name="Standard">
      <style:text-properties fo:font-style="italic" fo:font-weight="bold" officeooo:rsid="00052bdf" officeooo:paragraph-rsid="00052bdf" style:font-style-asian="italic" style:font-weight-asian="bold" style:font-style-complex="italic" style:font-weight-complex="bold"/>
    </style:style>
    <style:style style:name="P6" style:family="paragraph" style:parent-style-name="Standard">
      <style:text-properties fo:font-style="italic" fo:font-weight="bold" officeooo:rsid="00052bdf" officeooo:paragraph-rsid="0023502c" style:font-style-asian="italic" style:font-weight-asian="bold" style:font-style-complex="italic" style:font-weight-complex="bold"/>
    </style:style>
    <style:style style:name="P7" style:family="paragraph" style:parent-style-name="Standard">
      <style:text-properties fo:font-style="italic" fo:font-weight="bold" officeooo:rsid="0023502c" officeooo:paragraph-rsid="0023502c" style:font-style-asian="italic" style:font-weight-asian="bold" style:font-style-complex="italic" style:font-weight-complex="bold"/>
    </style:style>
    <style:style style:name="P8" style:family="paragraph" style:parent-style-name="Standard">
      <style:text-properties officeooo:rsid="000bd66c" officeooo:paragraph-rsid="000bd66c"/>
    </style:style>
    <style:style style:name="P9" style:family="paragraph" style:parent-style-name="Standard">
      <style:text-properties officeooo:rsid="001b59e9" officeooo:paragraph-rsid="001b59e9"/>
    </style:style>
    <style:style style:name="P10" style:family="paragraph" style:parent-style-name="Standard">
      <style:text-properties fo:font-style="normal" fo:font-weight="normal" officeooo:rsid="00052bdf" officeooo:paragraph-rsid="00052bdf" style:font-style-asian="normal" style:font-weight-asian="normal" style:font-style-complex="normal" style:font-weight-complex="normal"/>
    </style:style>
    <style:style style:name="P11" style:family="paragraph" style:parent-style-name="Standard">
      <style:text-properties officeooo:paragraph-rsid="003e1718"/>
    </style:style>
    <style:style style:name="P12" style:family="paragraph" style:parent-style-name="Standard">
      <style:text-properties officeooo:paragraph-rsid="003ea053"/>
    </style:style>
    <style:style style:name="P13" style:family="paragraph" style:parent-style-name="Text_20_body">
      <style:paragraph-properties fo:margin-left="0.3937in" fo:margin-right="0in" fo:text-indent="-0.3937in" style:auto-text-indent="false"/>
    </style:style>
    <style:style style:name="P14" style:family="paragraph" style:parent-style-name="Text_20_body">
      <style:paragraph-properties fo:margin-left="0.3937in" fo:margin-right="0in" fo:text-indent="-0.3937in" style:auto-text-indent="false"/>
      <style:text-properties officeooo:paragraph-rsid="00379683"/>
    </style:style>
    <style:style style:name="P15" style:family="paragraph" style:parent-style-name="Standard">
      <style:paragraph-properties fo:text-align="center" style:justify-single-word="false" fo:break-before="page"/>
      <style:text-properties fo:font-weight="bold" style:font-weight-asian="bold" style:font-weight-complex="bold"/>
    </style:style>
    <style:style style:name="T1" style:family="text">
      <style:text-properties officeooo:rsid="000bd66c"/>
    </style:style>
    <style:style style:name="T2" style:family="text">
      <style:text-properties officeooo:rsid="000da0d8"/>
    </style:style>
    <style:style style:name="T3" style:family="text">
      <style:text-properties officeooo:rsid="000fc081"/>
    </style:style>
    <style:style style:name="T4" style:family="text">
      <style:text-properties officeooo:rsid="0011eb38"/>
    </style:style>
    <style:style style:name="T5" style:family="text">
      <style:text-properties officeooo:rsid="00123efd"/>
    </style:style>
    <style:style style:name="T6" style:family="text">
      <style:text-properties officeooo:rsid="0012e48e"/>
    </style:style>
    <style:style style:name="T7" style:family="text">
      <style:text-properties fo:font-style="italic"/>
    </style:style>
    <style:style style:name="T8" style:family="text">
      <style:text-properties fo:font-style="italic" officeooo:rsid="00123efd"/>
    </style:style>
    <style:style style:name="T9" style:family="text">
      <style:text-properties fo:font-style="italic" fo:font-weight="normal" officeooo:rsid="0038e9de" style:font-style-asian="normal" style:font-weight-asian="normal" style:font-style-complex="normal" style:font-weight-complex="normal"/>
    </style:style>
    <style:style style:name="T10" style:family="text">
      <style:text-properties fo:font-style="italic" fo:font-weight="bold" officeooo:rsid="00052bdf" style:font-style-asian="italic" style:font-weight-asian="bold" style:font-style-complex="italic" style:font-weight-complex="bold"/>
    </style:style>
    <style:style style:name="T11" style:family="text">
      <style:text-properties officeooo:rsid="0015020f"/>
    </style:style>
    <style:style style:name="T12" style:family="text">
      <style:text-properties officeooo:rsid="0015b79a"/>
    </style:style>
    <style:style style:name="T13" style:family="text">
      <style:text-properties officeooo:rsid="00170ce2"/>
    </style:style>
    <style:style style:name="T14" style:family="text">
      <style:text-properties officeooo:rsid="00189299"/>
    </style:style>
    <style:style style:name="T15" style:family="text">
      <style:text-properties officeooo:rsid="0019806b"/>
    </style:style>
    <style:style style:name="T16" style:family="text">
      <style:text-properties officeooo:rsid="001b59e9"/>
    </style:style>
    <style:style style:name="T17" style:family="text">
      <style:text-properties fo:font-style="normal" fo:font-weight="normal" officeooo:rsid="0022f79f" style:font-style-asian="normal" style:font-weight-asian="normal" style:font-style-complex="normal" style:font-weight-complex="normal"/>
    </style:style>
    <style:style style:name="T18" style:family="text">
      <style:text-properties fo:font-style="normal" fo:font-weight="normal" officeooo:rsid="0023502c" style:font-style-asian="normal" style:font-weight-asian="normal" style:font-style-complex="normal" style:font-weight-complex="normal"/>
    </style:style>
    <style:style style:name="T19" style:family="text">
      <style:text-properties fo:font-style="normal" fo:font-weight="normal" officeooo:rsid="002a8b72" style:font-style-asian="normal" style:font-weight-asian="normal" style:font-style-complex="normal" style:font-weight-complex="normal"/>
    </style:style>
    <style:style style:name="T20" style:family="text">
      <style:text-properties fo:font-style="normal" fo:font-weight="normal" officeooo:rsid="002c815e" style:font-style-asian="normal" style:font-weight-asian="normal" style:font-style-complex="normal" style:font-weight-complex="normal"/>
    </style:style>
    <style:style style:name="T21" style:family="text">
      <style:text-properties fo:font-style="normal" fo:font-weight="normal" officeooo:rsid="002e3716" style:font-style-asian="normal" style:font-weight-asian="normal" style:font-style-complex="normal" style:font-weight-complex="normal"/>
    </style:style>
    <style:style style:name="T22" style:family="text">
      <style:text-properties fo:font-style="normal" fo:font-weight="normal" officeooo:rsid="002f54fa" style:font-style-asian="normal" style:font-weight-asian="normal" style:font-style-complex="normal" style:font-weight-complex="normal"/>
    </style:style>
    <style:style style:name="T23" style:family="text">
      <style:text-properties fo:font-style="normal" fo:font-weight="normal" officeooo:rsid="00306610" style:font-style-asian="normal" style:font-weight-asian="normal" style:font-style-complex="normal" style:font-weight-complex="normal"/>
    </style:style>
    <style:style style:name="T24" style:family="text">
      <style:text-properties fo:font-style="normal" fo:font-weight="normal" officeooo:rsid="0030bdcf" style:font-style-asian="normal" style:font-weight-asian="normal" style:font-style-complex="normal" style:font-weight-complex="normal"/>
    </style:style>
    <style:style style:name="T25" style:family="text">
      <style:text-properties fo:font-style="normal" fo:font-weight="normal" officeooo:rsid="003245b3" style:font-style-asian="normal" style:font-weight-asian="normal" style:font-style-complex="normal" style:font-weight-complex="normal"/>
    </style:style>
    <style:style style:name="T26" style:family="text">
      <style:text-properties fo:font-style="normal" fo:font-weight="normal" officeooo:rsid="00379683" style:font-style-asian="normal" style:font-weight-asian="normal" style:font-style-complex="normal" style:font-weight-complex="normal"/>
    </style:style>
    <style:style style:name="T27" style:family="text">
      <style:text-properties fo:font-style="normal" fo:font-weight="normal" officeooo:rsid="0037b660" style:font-style-asian="normal" style:font-weight-asian="normal" style:font-style-complex="normal" style:font-weight-complex="normal"/>
    </style:style>
    <style:style style:name="T28" style:family="text">
      <style:text-properties fo:font-style="normal" fo:font-weight="normal" officeooo:rsid="0038e9de" style:font-style-asian="normal" style:font-weight-asian="normal" style:font-style-complex="normal" style:font-weight-complex="normal"/>
    </style:style>
    <style:style style:name="T29" style:family="text">
      <style:text-properties officeooo:rsid="001dfafb"/>
    </style:style>
    <style:style style:name="T30" style:family="text">
      <style:text-properties officeooo:rsid="001e4495"/>
    </style:style>
    <style:style style:name="T31" style:family="text">
      <style:text-properties officeooo:rsid="001f7fcc"/>
    </style:style>
    <style:style style:name="T32" style:family="text">
      <style:text-properties officeooo:rsid="00216138"/>
    </style:style>
    <style:style style:name="T33" style:family="text">
      <style:text-properties officeooo:rsid="0023502c"/>
    </style:style>
    <style:style style:name="T34" style:family="text">
      <style:text-properties officeooo:rsid="00248acf"/>
    </style:style>
    <style:style style:name="T35" style:family="text">
      <style:text-properties officeooo:rsid="0024dd55"/>
    </style:style>
    <style:style style:name="T36" style:family="text">
      <style:text-properties officeooo:rsid="00264e34"/>
    </style:style>
    <style:style style:name="T37" style:family="text">
      <style:text-properties officeooo:rsid="00278b40"/>
    </style:style>
    <style:style style:name="T38" style:family="text">
      <style:text-properties officeooo:rsid="0028e9af"/>
    </style:style>
    <style:style style:name="T39" style:family="text">
      <style:text-properties officeooo:rsid="002a8b72"/>
    </style:style>
    <style:style style:name="T40" style:family="text">
      <style:text-properties officeooo:rsid="0037b660"/>
    </style:style>
    <style:style style:name="T41" style:family="text">
      <style:text-properties officeooo:rsid="003bd7c7"/>
    </style:style>
    <style:style style:name="T42" style:family="text">
      <style:text-properties officeooo:rsid="00052b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Explain how your application would be different if it were developed for a tablet rather than a phone, including a discussion of fragments and layouts.</text:p>
      <text:p text:style-name="P1"/>
      <text:p text:style-name="P11"><text:span text:style-name="T42"><text:tab/></text:span><text:span text:style-name="T2">When developing for for more than one size screen </text:span><text:span text:style-name="T3">which includes phones, tablets, and Chrome OS</text:span><text:span text:style-name="T2"> there are many things to take into consideration. </text:span><text:span text:style-name="T4">Android </text:span><text:span text:style-name="T40">Studio’</text:span><text:span text:style-name="T5">s</text:span><text:span text:style-name="T40"> </text:span><text:span text:style-name="T5">guidelines are to ensure the quality </text:span><text:span text:style-name="T2"><text:s/></text:span><text:span text:style-name="T5">of the application is fit for large screens, the user interface is responsive, and the app provides the support for different screen sizes </text:span><text:span text:style-name="T40">(</text:span><text:span text:style-name="T8">Get started with large screens <text:s/>: <text:s/>Android developers</text:span><text:span text:style-name="T5"> 2021</text:span><text:span text:style-name="T40">)</text:span><text:span text:style-name="T5">. <text:s/></text:span><text:span text:style-name="T6">Some</text:span><text:span text:style-name="T5"> of these guidelines were taken in consideration while building the app.</text:span></text:p>
      <text:p text:style-name="P2"><text:tab/><text:span text:style-name="T11">Currently the app is meets most of the basic requirements for running on a tablet, however it would be better if </text:span><text:span text:style-name="T12">there were</text:span><text:span text:style-name="T11"> layouts created </text:span><text:span text:style-name="T12">that were</text:span><text:span text:style-name="T11"> </text:span><text:span text:style-name="T12">designed for a tablet. This could easily be done in Android Studio by selecting create tablet variation in the layout of choice. </text:span><text:span text:style-name="T13">On a tablet this layout will be detected and used over the other variations. </text:span></text:p>
      <text:p text:style-name="P2"><text:span text:style-name="T13"><text:tab/>A step further with the expanded screen size </text:span><text:span text:style-name="T14">would be to utilize the extra screen space with with another fragment, </text:span><text:span text:style-name="T16">in other words displaying two fragments at once</text:span><text:span text:style-name="T14">. </text:span><text:span text:style-name="T15">In my app I used </text:span><text:span text:style-name="T16">an activity for the list view and </text:span><text:span text:style-name="T15">another activity to display the detailed fragment since 3 activities were required. With a tablet layout and two fragment containers I could write a conditional statement on the list view’</text:span><text:span text:style-name="T16">s</text:span><text:span text:style-name="T15"> onClick listener that would choose to launch the details fragment instead of the intent. This would put the details fragment in the other container in the same</text:span><text:span text:style-name="T16"> layout</text:span><text:span text:style-name="T15">.</text:span></text:p>
      <text:p text:style-name="P1"/>
      <text:p text:style-name="P5">2. Identify the minimum and target operating system your application was developed under and is compatible with.</text:p>
      <text:p text:style-name="P1"/>
      <text:p text:style-name="P4">Mi<text:span text:style-name="T1">n</text:span>imum API 26 – Android 8.0 Oreo</text:p>
      <text:p text:style-name="P4">Target API 31 – Android 12.0 <text:span text:style-name="T1">Snow Cone</text:span></text:p>
      <text:p text:style-name="P4"/>
      <text:p text:style-name="P8">Tested with<text:span text:style-name="T16"> </text:span>Android 8.0 and Android 12.0 <text:span text:style-name="T39">emulators</text:span></text:p>
      <text:p text:style-name="P9">Compatible on Phones with Android 8.0 – <text:span text:style-name="T31">12.0</text:span></text:p>
      <text:p text:style-name="P1"/>
      <text:p text:style-name="P5">3. Describe (suggested length of 1–2 paragraphs) the challenges you faced during the development of the mobile application.</text:p>
      <text:p text:style-name="P6">4. Describe (suggested length of 1–2 paragraphs) how you overcame each challenge discussed in part F3.</text:p>
      <text:p text:style-name="P7">COMBINED.</text:p>
      <text:p text:style-name="P1"/>
      <text:p text:style-name="P1"><text:tab/><text:span text:style-name="T29">During this project I took it upon myself to try to develop using Android </text:span><text:span text:style-name="T41">Studio</text:span><text:span text:style-name="T29">’s “</text:span><text:span text:style-name="T41">Guide to app architecture” (2021)</text:span><text:span text:style-name="T29"> which has given plenty of learning experiences. </text:span><text:span text:style-name="T31">One of the first challenges I ran into was using certain data types with Room </text:span><text:span text:style-name="T32">as the database did not know how to return them. This applied to ZonedDateTime class and Enums.</text:span></text:p>
      <text:p text:style-name="P3"><text:tab/><text:span text:style-name="T17">Learning how to overcome the data transfer of classes that Room struggled with was a relatively easy challenge. A quick search in Android Docs led to me Room’s TypeConverters, and was able to implement it for the ZonedDateTime immediately converting to a string for persistence and later parsing the string to ZonedDateTime. Enums took a minute as </text:span><text:span text:style-name="T18">I wanted to keep the toString Override to be used in the UI and the only way it would convert back is if it was in all capital letters. So I converted it to integers for persistence.</text:span></text:p>
      <text:p text:style-name="P3"/>
      <text:p text:style-name="P3"><text:span text:style-name="T30"><text:tab/>The biggest challenge </text:span><text:span text:style-name="T33">was</text:span><text:span text:style-name="T30"> the use of the ViewModel class. This challenge was realized more towards the end of development <text:s/>as how I used the ViewModel was not necessarily correct. </text:span><text:span text:style-name="T33">Starting out, </text:span><text:span text:style-name="T30">I understood that ViewModels life-cycle was tied to the activity </text:span><text:span text:style-name="T33">and would provide a “local persistence</text:span><text:span text:style-name="T30">” </text:span><text:span text:style-name="T33">for communication between fragments.</text:span><text:span text:style-name="T30"> However, I didn’t understand that I could tie it to </text:span><text:soft-page-break/><text:span text:style-name="T30">the fragment when necessary. </text:span><text:span text:style-name="T33">At first I was trying to clear the ViewModel working data lists in the Fragment’s onDestroy method so it didn’t pass over to another instance. This worked at first </text:span><text:span text:style-name="T34">when I was configuring everything in portrait only. As soon as rotation is introduced the onDestroyed method is called, losing data.</text:span></text:p>
      <text:p text:style-name="P3"><text:tab/><text:span text:style-name="T34">Without refactoring the architecture this late in the project I used a work around. </text:span><text:span text:style-name="T35">First I removed the pointless onDestroy Override that was supposed to clear the working values in the ViewModel,</text:span><text:span text:style-name="T34"> I added a </text:span><text:span text:style-name="T35">b</text:span><text:span text:style-name="T34">oolean “firstCreated” for when the Fragment is </text:span><text:span text:style-name="T35">first </text:span><text:span text:style-name="T34">created. </text:span><text:span text:style-name="T35">Then had </text:span><text:span text:style-name="T34">a conditional to reset the working values in the ViewModel.</text:span></text:p>
      <text:p text:style-name="P3"/>
      <text:p text:style-name="P3"><text:tab/><text:span text:style-name="T36">The one challenge I could not find </text:span><text:span text:style-name="T38">the </text:span><text:span text:style-name="T36">solution that I wanted, was the notification bell. I wanted to have the bell </text:span><text:span text:style-name="T37">icon </text:span><text:span text:style-name="T36">visible </text:span><text:span text:style-name="T37">on the menu </text:span><text:span text:style-name="T36">to show whether </text:span><text:span text:style-name="T37">or not </text:span><text:span text:style-name="T36">an alarm was set. </text:span><text:span text:style-name="T37">It worked while only in one orientation, however trying to call a menu reference in the onCreateView after a rotation resulted in a null reference error. So </text:span><text:span text:style-name="T38">while researching the Android docs, I read</text:span><text:span text:style-name="T37"> that the onPrepareOptionsMenu is called every time the menu is clicked. </text:span><text:span text:style-name="T38">So I </text:span><text:span text:style-name="T37">nested the </text:span><text:span text:style-name="T38">function</text:span><text:span text:style-name="T37"> to change menu option there and placed the notification </text:span><text:span text:style-name="T38">options</text:span><text:span text:style-name="T37"> in the overflow, </text:span><text:span text:style-name="T38">requiring the user to click to the menu</text:span><text:span text:style-name="T37">. Otherwise if placed on the Menu it wouldn’t display correctly when the course or assessment is initialized.</text:span></text:p>
      <text:p text:style-name="P1"/>
      <text:p text:style-name="P5">5. Discuss (suggested length of 1–2 paragraphs) what you would do differently if you did the project again.</text:p>
      <text:p text:style-name="P5"/>
      <text:p text:style-name="P10"><text:tab/><text:span text:style-name="T36">If I were to attempt this project again, I believe I would try to implement Parent and Child fragments for the AddEdit Fragments in a way that would allow me to tie the ViewModel Provider to the Parent instance. This way the ViewModel’s onCleared method would take care of clearing values instead of my work around with the boolean as discussed in the last question. Another note I would change the color, the yellow is too bright.</text:span></text:p>
      <text:p text:style-name="P1"/>
      <text:p text:style-name="P5">6. Describe how emulators are used and the pros and cons of using an emulator versus using a</text:p>
      <text:p text:style-name="P5">development device.</text:p>
      <text:p text:style-name="P5"/>
      <text:p text:style-name="P12"><text:span text:style-name="T10"><text:tab/></text:span><text:span text:style-name="T22">An emulator is </text:span><text:span text:style-name="T23">hardware or software that mimics</text:span><text:span text:style-name="T22"> an</text:span><text:span text:style-name="T23">other</text:span><text:span text:style-name="T22"> device. </text:span><text:span text:style-name="T23">In this case we have a virtual device that mimics a real device. The Android emulator allows us to test our </text:span><text:span text:style-name="T24">android </text:span><text:span text:style-name="T23">application </text:span><text:span text:style-name="T24">on the virtual device as if it was installed on a real one. <text:s/>It provides</text:span><text:span text:style-name="T21"> plenty of conveniences for developing. It is always available, </text:span><text:span text:style-name="T22">there’s free versions</text:span><text:span text:style-name="T21">, ability to quickly load your application, </text:span><text:span text:style-name="T22">and Android Studio give</text:span><text:span text:style-name="T26">s</text:span><text:span text:style-name="T22"> plenty of functionality with its extended controls. </text:span><text:span text:style-name="T19">Limitations of using an emulator as described from Android </text:span><text:span text:style-name="T26">Studio</text:span><text:span text:style-name="T27"> </text:span><text:span text:style-name="T19">docs include: Bluetooth, </text:span><text:span text:style-name="T20">near field communication (NFC)</text:span><text:span text:style-name="T19">, SD card insert/eject, device-attached</text:span><text:span text:style-name="T20"> headphones, and </text:span><text:span text:style-name="T28">USB (</text:span><text:span text:style-name="T9">Run apps on the Android emulator <text:s/>: <text:s/>Android developers</text:span><text:span text:style-name="T28"> 2021)</text:span><text:span text:style-name="T20">.</text:span><text:span text:style-name="T26"> </text:span><text:span text:style-name="T20">With all that said, even if the application went well on the emulator there is nothing that will tell how it will run on the device except the real device itself. This includes gestures feel, colors and resolutions rendering, an</text:span><text:span text:style-name="T25">d processing speed.</text:span></text:p>
      <text:p text:style-name="P15">References</text:p>
      <text:p text:style-name="Standard"/>
      <text:p text:style-name="P14">Android Studio. (2021, August 3). <text:span text:style-name="T7">Guide to app architecture <text:s/>: <text:s/>android developers</text:span>. Android Developers. Retrieved November 17, 2021, from https://developer.android.com/jetpack/guide. </text:p>
      <text:p text:style-name="P13">Android Studio. (2021, June 17). <text:span text:style-name="T7">Run apps on the Android emulator <text:s/>: <text:s/>Android developers</text:span>. Android Developers. Retrieved November 17, 2021, from https://developer.android.com/studio/run/emulator. </text:p>
      <text:p text:style-name="P13">Android Studio. (2021, November 11). <text:span text:style-name="T7">Get started with large screens <text:s/>: <text:s/>Android developers</text:span>. Android Developers. Retrieved November 17, 2021, from https://developer.android.com/guide/topics/large-screens/get-started-with-large-scree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2:36:39.607864195</meta:creation-date>
    <dc:date>2021-11-21T20:31:03.677426427</dc:date>
    <meta:editing-duration>PT7H45M25S</meta:editing-duration>
    <meta:editing-cycles>16</meta:editing-cycles>
    <meta:generator>LibreOffice/6.4.7.2$Linux_X86_64 LibreOffice_project/40$Build-2</meta:generator>
    <meta:document-statistic meta:table-count="0" meta:image-count="0" meta:object-count="0" meta:page-count="3" meta:paragraph-count="26" meta:word-count="1127" meta:character-count="6944" meta:non-whitespace-character-count="5816"/>
  </office:meta>
</office:document-meta>
</file>